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F000006E8B80EEB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7cm" svg:height="27.249cm" draw:z-index="0"><draw:image xlink:href="Pictures/100000000000044F000006E8B80EEB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ra Segina</meta:initial-creator>
    <meta:creation-date>2022-11-27T15:22:34.46</meta:creation-date>
    <meta:document-statistic meta:table-count="0" meta:image-count="1" meta:object-count="0" meta:page-count="1" meta:paragraph-count="0" meta:word-count="0" meta:character-count="0"/>
    <dc:date>2022-11-27T15:23:01.35</dc:date>
    <dc:creator>Petra Segina</dc:creator>
    <meta:editing-duration>PT28S</meta:editing-duration>
    <meta:editing-cycles>1</meta:editing-cycles>
    <meta:generator>OpenOffice/4.1.9$Win32 OpenOffice.org_project/419m1$Build-9805</meta:generator>
  </office:meta>
</office:document-meta>
</file>